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8.2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2">
          <table:table-cell table:style-name="ce1" office:value-type="string">
            <text:p>Print Order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Directory</text:p>
          </table:table-cell>
          <table:table-cell table:style-name="ce1"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ork</text:p>
          </table:table-cell>
          <table:table-cell office:value-type="string">
            <text:p>3 Max (Leo's)</text:p>
          </table:table-cell>
          <table:table-cell office:value-type="string">
            <text:p>fork.ipt</text:p>
          </table:table-cell>
          <table:table-cell office:value-type="string">
            <text:p>C:\git\CAD-Development\robSteele\ShapeWays\TelescopeProjects\TelescopeMountNov2020</text:p>
          </table:table-cell>
          <table:table-cell table:number-columns-repeated="1019"/>
        </table:table-row>
        <table:table-row table:style-name="ro3">
          <table:table-cell office:value-type="string">
            <text:p>2a</text:p>
          </table:table-cell>
          <table:table-cell office:value-type="string">
            <text:p>Connector to tube</text:p>
          </table:table-cell>
          <table:table-cell office:value-type="string">
            <text:p>3 Max (FMHS)</text:p>
          </table:table-cell>
          <table:table-cell office:value-type="string">
            <text:p>ConnectorToTubeBracketCradle.ipt</text:p>
          </table:table-cell>
          <table:table-cell office:value-type="string">
            <text:p>C:\git\CAD-Development\robSteele\ShapeWays\TelescopeProjects\TelescopeMountNov2020</text:p>
          </table:table-cell>
          <table:table-cell table:number-columns-repeated="1019"/>
        </table:table-row>
        <table:table-row table:style-name="ro3">
          <table:table-cell office:value-type="string">
            <text:p>2b</text:p>
          </table:table-cell>
          <table:table-cell office:value-type="string">
            <text:p>Base support</text:p>
          </table:table-cell>
          <table:table-cell office:value-type="string">
            <text:p>3 Max (FMHS)</text:p>
          </table:table-cell>
          <table:table-cell office:value-type="string">
            <text:p>baseSupport.ipt</text:p>
          </table:table-cell>
          <table:table-cell office:value-type="string">
            <text:p>C:\git\CAD-Development\robSteele\ShapeWays\TelescopeProjects\TelescopeMountNov2020</text:p>
          </table:table-cell>
          <table:table-cell table:number-columns-repeated="1019"/>
        </table:table-row>
        <table:table-row table:style-name="ro3">
          <table:table-cell office:value-type="string">
            <text:p>2c</text:p>
          </table:table-cell>
          <table:table-cell office:value-type="string">
            <text:p>Gear Lock</text:p>
          </table:table-cell>
          <table:table-cell office:value-type="string">
            <text:p>3 Max (FMHS)</text:p>
          </table:table-cell>
          <table:table-cell office:value-type="string">
            <text:p>gearLock.ipt</text:p>
          </table:table-cell>
          <table:table-cell office:value-type="string">
            <text:p>C:\git\CAD-Development\robSteele\ShapeWays\TelescopeProjects\TelescopeMountNov2020</text:p>
          </table:table-cell>
          <table:table-cell table:number-columns-repeated="1019"/>
        </table:table-row>
        <table:table-row table:style-name="ro3">
          <table:table-cell office:value-type="string">
            <text:p>2c</text:p>
          </table:table-cell>
          <table:table-cell office:value-type="string">
            <text:p>Worm gear</text:p>
          </table:table-cell>
          <table:table-cell office:value-type="string">
            <text:p>3 Max (FMHS)</text:p>
          </table:table-cell>
          <table:table-cell office:value-type="string">
            <text:p>Worm Gear5.ipt</text:p>
          </table:table-cell>
          <table:table-cell office:value-type="string">
            <text:p>C:\git\CAD-Development\robSteele\ShapeWays\TelescopeProjects\TelescopeMount\forkMountForDecTripV01\Design Accelerator</text:p>
          </table:table-cell>
          <table:table-cell table:number-columns-repeated="1019"/>
        </table:table-row>
        <table:table-row table:style-name="ro3">
          <table:table-cell office:value-type="string">
            <text:p>3a</text:p>
          </table:table-cell>
          <table:table-cell office:value-type="string">
            <text:p>Hex bushing</text:p>
          </table:table-cell>
          <table:table-cell office:value-type="string">
            <text:p>3 Pro (Rob)</text:p>
          </table:table-cell>
          <table:table-cell office:value-type="string">
            <text:p>hexBushingForConnectorPiece.ipt</text:p>
          </table:table-cell>
          <table:table-cell office:value-type="string">
            <text:p>C:\git\CAD-Development\robSteele\ShapeWays\TelescopeProjects\TelescopeMountNov2020</text:p>
          </table:table-cell>
          <table:table-cell table:number-columns-repeated="1019"/>
        </table:table-row>
        <table:table-row table:style-name="ro3">
          <table:table-cell office:value-type="string">
            <text:p>3a</text:p>
          </table:table-cell>
          <table:table-cell office:value-type="string">
            <text:p>Worm with hex hole</text:p>
          </table:table-cell>
          <table:table-cell office:value-type="string">
            <text:p>3 Pro (Rob)</text:p>
          </table:table-cell>
          <table:table-cell office:value-type="string">
            <text:p>worm5.ipt</text:p>
          </table:table-cell>
          <table:table-cell office:value-type="string">
            <text:p>C:\git\CAD-Development\robSteele\ShapeWays\TelescopeProjects\TelescopeMount\forkMountForDecTripV01\Design Accelerator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xle for base</text:p>
          </table:table-cell>
          <table:table-cell/>
          <table:table-cell office:value-type="string">
            <text:p>1x1_2x1_5-inchHexShaft.ipt</text:p>
          </table:table-cell>
          <table:table-cell office:value-type="string">
            <text:p>C:\git\CAD-Development\robSteele\ShapeWays\TelescopeProjects\TelescopeMountNov2020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06/27/2021</text:date>, <text:time>17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teele</meta:initial-creator>
    <meta:creation-date>2021-06-27T15:56:56.36</meta:creation-date>
    <dc:date>2021-06-27T17:48:05.33</dc:date>
    <dc:creator>Rob Steele</dc:creator>
    <meta:editing-duration>PT1H7M33S</meta:editing-duration>
    <meta:editing-cycles>5</meta:editing-cycles>
    <meta:generator>OpenOffice/4.1.7$Win32 OpenOffice.org_project/417m1$Build-9800</meta:generator>
    <meta:document-statistic meta:table-count="3" meta:cell-count="43" meta:object-count="0"/>
  </office:meta>
</office:document-meta>
</file>